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99200000CB58EF61601.svm"/>
  <manifest:file-entry manifest:media-type="" manifest:full-path="Pictures/2000000900004A4700003B2C6F8E5BF9.svm"/>
  <manifest:file-entry manifest:media-type="" manifest:full-path="Pictures/20000015000039FE00002C8B448D7E48.svm"/>
  <manifest:file-entry manifest:media-type="" manifest:full-path="Pictures/2000000900007A580000282DE8583DB9.svm"/>
  <manifest:file-entry manifest:media-type="" manifest:full-path="Pictures/20000009000079330000543C1A0F5977.svm"/>
  <manifest:file-entry manifest:media-type="" manifest:full-path="Pictures/2000000900003431000025E370ED2AA0.svm"/>
  <manifest:file-entry manifest:media-type="" manifest:full-path="Pictures/2000000900003BA1000017ED042ECE66.svm"/>
  <manifest:file-entry manifest:media-type="" manifest:full-path="Pictures/200000150000344D0000175DA680E87E.svm"/>
  <manifest:file-entry manifest:media-type="" manifest:full-path="Pictures/2000000900002CC1000025E31A684E96.svm"/>
  <manifest:file-entry manifest:media-type="" manifest:full-path="Pictures/200000150000406D00002D9E57AEBC8C.svm"/>
  <manifest:file-entry manifest:media-type="" manifest:full-path="Pictures/20000009000050CD00003222FFAB00E6.svm"/>
  <manifest:file-entry manifest:media-type="" manifest:full-path="Pictures/200000090000927D0000753110A4FE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Serif-Bold1" svg:font-family="LiberationSerif-Bold"/>
    <style:font-face style:name="LiberationSerif-Regular1" svg:font-family="LiberationSerif-Regular"/>
    <style:font-face style:name="OpenSymbol" svg:font-family="OpenSymbol"/>
    <style:font-face style:name="Tahoma1" svg:font-family="Tahoma"/>
    <style:font-face style:name="LiberationSerif-Bold" svg:font-family="LiberationSerif-Bold" style:font-family-generic="roman"/>
    <style:font-face style:name="LiberationSerif-Regular" svg:font-family="LiberationSerif-Regular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1e377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Times New Roman" fo:font-size="14pt" fo:language="uk" fo:country="UA" fo:font-weight="normal" officeooo:paragraph-rsid="00179fe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4pt" fo:language="uk" fo:country="UA" fo:font-weight="normal" style:font-name-asian="LiberationSerif-Regular" style:font-size-asian="14pt" style:font-weight-asian="normal" style:font-name-complex="LiberationSerif-Regular" style:font-size-complex="14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14pt" fo:language="uk" fo:country="UA" fo:font-weight="normal" officeooo:paragraph-rsid="001d1a9e" style:font-name-asian="LiberationSerif-Regular" style:font-size-asian="14pt" style:font-weight-asian="normal" style:font-name-complex="LiberationSerif-Regular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14pt" officeooo:paragraph-rsid="00222486" style:font-name-asian="LiberationSerif-Regular1" style:font-size-asian="14pt" style:font-name-complex="LiberationSerif-Regular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20pt" fo:language="uk" fo:country="UA" fo:font-weight="normal" officeooo:paragraph-rsid="001d1a9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20pt" fo:language="uk" fo:country="UA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fo:language="uk" fo:country="UA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6pt" fo:language="uk" fo:country="UA" fo:font-weight="normal" officeooo:paragraph-rsid="001d1a9e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" fo:font-size="22pt" fo:language="uk" fo:country="UA" fo:font-weight="bold" style:font-name-asian="LiberationSerif-Regular" style:font-size-asian="22pt" style:font-weight-asian="bold" style:font-name-complex="LiberationSerif-Regular" style:font-size-complex="2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uk" fo:country="UA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paragraph-rsid="002ad21c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language="uk" fo:country="UA" officeooo:paragraph-rsid="001d1a9e"/>
    </style:style>
    <style:style style:name="P16" style:family="paragraph" style:parent-style-name="Text_20_body">
      <style:paragraph-properties fo:text-align="justify" style:justify-single-word="false"/>
      <style:text-properties fo:language="uk" fo:country="UA" officeooo:paragraph-rsid="001d1a9e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bold" officeooo:paragraph-rsid="00179fea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 style:text-autospace="none"/>
      <style:text-properties style:font-name="Times New Roman" fo:font-size="14pt" fo:language="uk" fo:country="UA" fo:font-weight="bold" officeooo:rsid="001a93e4" officeooo:paragraph-rsid="00222486" style:font-size-asian="14.6999998092651pt" style:font-weight-asian="bold" style:font-size-complex="16.7999992370605pt" style:font-weight-complex="bold"/>
    </style:style>
    <style:style style:name="P20" style:family="paragraph" style:parent-style-name="Text_20_body">
      <style:paragraph-properties fo:text-align="start" style:justify-single-word="false" style:text-autospace="none"/>
      <style:text-properties style:font-name="Times New Roman" fo:font-size="14pt" fo:language="uk" fo:country="UA" fo:font-weight="bold" officeooo:rsid="001a93e4" officeooo:paragraph-rsid="0024c2ec" style:font-size-asian="14.6999998092651pt" style:font-weight-asian="bold" style:font-size-complex="16.7999992370605pt" style:font-weight-complex="bold"/>
    </style:style>
    <style:style style:name="P21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normal" style:font-name-asian="LiberationSerif-Regular" style:font-size-asian="14pt" style:font-weight-asian="normal" style:font-name-complex="LiberationSerif-Regular" style:font-size-complex="14pt" style:font-weight-complex="normal"/>
    </style:style>
    <style:style style:name="P22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normal" officeooo:rsid="001a93e4" officeooo:paragraph-rsid="001e76e3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15%"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normal" officeooo:paragraph-rsid="00179fea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weight="normal" officeooo:paragraph-rsid="00211613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weight="normal" officeooo:paragraph-rsid="002ad21c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justify" style:justify-single-word="false" style:text-autospace="none"/>
      <style:text-properties style:font-name="Times New Roman" fo:font-size="14pt" officeooo:paragraph-rsid="0023ab62" style:font-name-asian="LiberationSerif-Regular1" style:font-size-asian="14pt" style:font-name-complex="LiberationSerif-Regular1" style:font-size-complex="14pt"/>
    </style:style>
    <style:style style:name="P29" style:family="paragraph" style:parent-style-name="Text_20_body">
      <style:paragraph-properties fo:text-align="justify" style:justify-single-word="false" style:text-autospace="none"/>
      <style:text-properties style:font-name="Times New Roman" fo:font-size="22pt" fo:language="uk" fo:country="UA" fo:font-weight="bold" officeooo:paragraph-rsid="00179fea" style:font-size-asian="22pt" style:font-weight-asian="bold" style:font-size-complex="2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style:font-name="Times New Roman" fo:font-size="14pt" fo:font-weight="normal" officeooo:paragraph-rsid="002ad21c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style:font-name="Times New Roman" fo:font-size="14pt" fo:language="uk" fo:country="UA" fo:font-weight="normal" officeooo:paragraph-rsid="002ad21c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0000" style:font-name="Times New Roman" fo:font-size="14pt" fo:font-weight="bold" officeooo:paragraph-rsid="002ad21c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style:font-name="Times New Roman" fo:font-size="14pt" fo:font-style="italic" fo:font-weight="bold" officeooo:paragraph-rsid="002ad21c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ext_20_body">
      <style:paragraph-properties fo:text-align="start" style:justify-single-word="false"/>
      <style:text-properties officeooo:paragraph-rsid="002ad21c"/>
    </style:style>
    <style:style style:name="P35" style:family="paragraph" style:parent-style-name="Text_20_body">
      <style:text-properties officeooo:paragraph-rsid="002ad21c"/>
    </style:style>
    <style:style style:name="P36" style:family="paragraph" style:parent-style-name="Text_20_body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uk" fo:country="UA" fo:font-weight="normal" officeooo:paragraph-rsid="00211613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normal" officeooo:paragraph-rsid="002a35e9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bold" style:font-size-asian="14.6999998092651pt" style:font-weight-asian="bold" style:font-size-complex="16.7999992370605pt" style:font-weight-complex="bold"/>
    </style:style>
    <style:style style:name="P4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22pt" fo:language="uk" fo:country="UA" fo:font-weight="bold" style:font-size-asian="22pt" style:font-weight-asian="bold" style:font-size-complex="22pt" style:font-weight-complex="bold"/>
    </style:style>
    <style:style style:name="P45" style:family="paragraph" style:parent-style-name="Text_20_body">
      <style:paragraph-properties fo:margin-top="0cm" fo:margin-bottom="0cm" fo:text-align="justify" style:justify-single-word="false"/>
      <style:text-properties fo:language="uk" fo:country="UA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8pt" fo:language="uk" fo:country="UA" fo:font-weight="normal" officeooo:paragraph-rsid="001d1a9e" style:font-size-asian="18pt" style:font-weight-asian="normal" style:font-size-complex="18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6pt" fo:language="uk" fo:country="UA" fo:font-weight="normal" officeooo:paragraph-rsid="001d1a9e" style:font-size-asian="16pt" style:font-weight-asian="normal" style:font-size-complex="1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weight="normal" officeooo:rsid="0023ab62" officeooo:paragraph-rsid="0023ab62" style:font-name-asian="LiberationSerif-Regular" style:font-size-asian="14pt" style:font-weight-asian="normal" style:font-name-complex="LiberationSerif-Regular" style:font-size-complex="14pt" style:font-weight-complex="normal"/>
    </style:style>
    <style:style style:name="P49" style:family="paragraph" style:parent-style-name="Text_20_body" style:list-style-name="L2">
      <style:paragraph-properties fo:text-align="justify" style:justify-single-word="false" style:text-autospace="none"/>
      <style:text-properties style:font-name="Times New Roman" fo:font-size="14pt" fo:language="uk" fo:country="UA" fo:font-weight="normal" officeooo:paragraph-rsid="00179fea" style:font-size-asian="14pt" style:font-weight-asian="normal" style:font-size-complex="14pt" style:font-weight-complex="normal"/>
    </style:style>
    <style:style style:name="P50" style:family="paragraph" style:parent-style-name="Text_20_body" style:list-style-name="L3">
      <style:paragraph-properties fo:text-align="justify" style:justify-single-word="false" style:text-autospace="none"/>
      <style:text-properties style:font-name="Times New Roman" fo:font-size="14pt" fo:language="uk" fo:country="UA" fo:font-weight="normal" officeooo:rsid="001a93e4" officeooo:paragraph-rsid="001a93e4" style:font-size-asian="14pt" style:font-weight-asian="normal" style:font-size-complex="14pt" style:font-weight-complex="normal"/>
    </style:style>
    <style:style style:name="P51" style:family="paragraph" style:parent-style-name="Text_20_body" style:list-style-name="L3">
      <style:paragraph-properties fo:text-align="justify" style:justify-single-word="false" style:text-autospace="none"/>
      <style:text-properties style:font-name="Times New Roman" fo:font-size="14pt" fo:language="uk" fo:country="UA" fo:font-weight="normal" officeooo:rsid="001a93e4" officeooo:paragraph-rsid="001e76e3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normal" officeooo:rsid="001e76e3" officeooo:paragraph-rsid="001e76e3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start" style:justify-single-word="false" style:text-autospace="none"/>
      <style:text-properties style:font-name="Times New Roman" fo:font-size="14pt" fo:language="uk" fo:country="UA" fo:font-weight="normal" officeooo:rsid="0024c2ec" officeooo:paragraph-rsid="00222486" style:font-size-asian="14.6999998092651pt" style:font-weight-asian="normal" style:font-size-complex="16.7999992370605pt" style:font-weight-complex="normal"/>
    </style:style>
    <style:style style:name="P54" style:family="paragraph" style:parent-style-name="Text_20_body">
      <style:paragraph-properties fo:text-align="start" style:justify-single-word="false" style:text-autospace="none"/>
      <style:text-properties style:font-name="Times New Roman" fo:font-size="14pt" fo:language="uk" fo:country="UA" fo:font-weight="normal" officeooo:rsid="0024c2ec" officeooo:paragraph-rsid="0024c2ec" style:font-size-asian="14.6999998092651pt" style:font-weight-asian="normal" style:font-size-complex="16.7999992370605pt" style:font-weight-complex="normal"/>
    </style:style>
    <style:style style:name="P55" style:family="paragraph" style:parent-style-name="Text_20_body">
      <style:paragraph-properties fo:text-align="justify" style:justify-single-word="false" style:text-autospace="none"/>
      <style:text-properties style:font-name="Times New Roman" fo:font-size="14pt" fo:language="uk" fo:country="UA" fo:font-weight="bold" officeooo:rsid="001e76e3" officeooo:paragraph-rsid="001e76e3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text-align="start" style:justify-single-word="false" style:text-autospace="none"/>
      <style:text-properties style:font-name="Times New Roman" fo:font-size="14pt" fo:language="uk" fo:country="UA" fo:font-weight="bold" officeooo:rsid="00222486" officeooo:paragraph-rsid="0024c2ec" style:font-size-asian="14.6999998092651pt" style:font-weight-asian="bold" style:font-size-complex="16.7999992370605pt" style:font-weight-complex="bold"/>
    </style:style>
    <style:style style:name="P57" style:family="paragraph" style:parent-style-name="Text_20_body" style:list-style-name="L1">
      <style:paragraph-properties fo:text-align="justify" style:justify-single-word="false" style:text-autospace="none"/>
      <style:text-properties style:font-name="Times New Roman" fo:font-size="14pt" officeooo:paragraph-rsid="00222486" style:font-name-asian="LiberationSerif-Regular1" style:font-size-asian="14pt" style:font-name-complex="LiberationSerif-Regular1" style:font-size-complex="14pt"/>
    </style:style>
    <style:style style:name="P58" style:family="paragraph" style:parent-style-name="Text_20_body">
      <style:paragraph-properties fo:text-align="justify" style:justify-single-word="false" style:text-autospace="none"/>
      <style:text-properties style:font-name="Times New Roman" fo:font-size="22pt" fo:language="uk" fo:country="UA" fo:font-weight="bold" officeooo:rsid="001e76e3" officeooo:paragraph-rsid="001e76e3" style:font-size-asian="22pt" style:font-weight-asian="bold" style:font-size-complex="22pt" style:font-weight-complex="bold"/>
    </style:style>
    <style:style style:name="P59" style:family="paragraph" style:parent-style-name="Text_20_body">
      <style:paragraph-properties fo:text-align="center" style:justify-single-word="false" style:text-autospace="none"/>
      <style:text-properties style:font-name="Times New Roman" fo:font-size="22pt" fo:language="uk" fo:country="UA" fo:font-weight="bold" officeooo:rsid="00222486" officeooo:paragraph-rsid="00222486" style:font-size-asian="22pt" style:font-weight-asian="bold" style:font-size-complex="22pt" style:font-weight-complex="bold"/>
    </style:style>
    <style:style style:name="P60" style:family="paragraph" style:parent-style-name="Text_20_body" style:list-style-name="L3">
      <style:paragraph-properties fo:text-align="justify" style:justify-single-word="false" style:text-autospace="none"/>
      <style:text-properties officeooo:paragraph-rsid="0021e377"/>
    </style:style>
    <style:style style:name="P61" style:family="paragraph" style:parent-style-name="Text_20_body">
      <style:paragraph-properties fo:text-align="justify" style:justify-single-word="false"/>
      <style:text-properties fo:color="#000000" style:font-name="Times New Roman" fo:font-size="14pt" fo:language="uk" fo:country="UA" fo:font-weight="normal" officeooo:paragraph-rsid="00211613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line-height="115%" fo:text-align="justify" style:justify-single-word="false"/>
      <style:text-properties fo:color="#000000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63" style:family="paragraph" style:parent-style-name="Text_20_body">
      <style:text-properties fo:color="#000000" style:font-name="Times New Roman" fo:font-size="14pt" fo:font-weight="normal" officeooo:paragraph-rsid="002ad21c" style:font-size-asian="14pt" style:font-weight-asian="normal" style:font-size-complex="14pt" style:font-weight-complex="normal"/>
    </style:style>
    <style:style style:name="P64" style:family="paragraph" style:parent-style-name="Text_20_body">
      <style:paragraph-properties fo:line-height="115%" fo:text-align="justify" style:justify-single-word="false"/>
      <style:text-properties fo:color="#000000" style:font-name="Times New Roman" fo:font-size="22pt" fo:language="uk" fo:country="UA" fo:font-weight="bold" style:font-size-asian="22pt" style:font-weight-asian="bold" style:font-size-complex="22pt" style:font-weight-complex="bold"/>
    </style:style>
    <style:style style:name="P65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66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4pt" fo:language="uk" fo:country="UA" fo:font-weight="normal" officeooo:paragraph-rsid="00211613" style:font-size-asian="14pt" style:font-weight-asian="normal" style:font-size-complex="14pt" style:font-weight-complex="normal"/>
    </style:style>
    <style:style style:name="P67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bold" officeooo:paragraph-rsid="002a35e9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fo:language="uk" fo:country="UA" fo:font-weight="normal" officeooo:rsid="0021e377" officeooo:paragraph-rsid="0021e377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 style:text-autospace="none"/>
      <style:text-properties style:font-name="Times New Roman" fo:font-size="14pt" fo:language="uk" fo:country="UA" fo:font-weight="normal" officeooo:rsid="0023ab62" officeooo:paragraph-rsid="0023ab62" style:font-name-asian="LiberationSerif-Regular" style:font-size-asian="14pt" style:font-weight-asian="normal" style:font-name-complex="LiberationSerif-Regular" style:font-size-complex="14pt" style:font-weight-complex="normal"/>
    </style:style>
    <style:style style:name="P71" style:family="paragraph" style:parent-style-name="Standard" style:list-style-name="L1">
      <style:paragraph-properties fo:text-align="justify" style:justify-single-word="false" style:text-autospace="none"/>
      <style:text-properties style:font-name="Times New Roman" fo:font-size="14pt" officeooo:paragraph-rsid="00222486" style:font-name-asian="LiberationSerif-Regular1" style:font-size-asian="14pt" style:font-name-complex="LiberationSerif-Regular1" style:font-size-complex="14pt"/>
    </style:style>
    <style:style style:name="P72" style:family="paragraph" style:parent-style-name="Standard">
      <style:paragraph-properties fo:text-align="center" style:justify-single-word="false" style:text-autospace="none"/>
      <style:text-properties style:font-name="Times New Roman" fo:font-size="22pt" fo:language="uk" fo:country="UA" fo:font-weight="bold" officeooo:rsid="00222486" officeooo:paragraph-rsid="00222486" style:font-name-asian="LiberationSerif-Regular" style:font-size-asian="22pt" style:font-weight-asian="bold" style:font-name-complex="LiberationSerif-Regular" style:font-size-complex="2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222486" style:font-name-asian="LiberationSerif-Bold" style:font-weight-asian="normal" style:font-name-complex="LiberationSerif-Bold" style:font-weight-complex="normal"/>
    </style:style>
    <style:style style:name="T3" style:family="text">
      <style:text-properties fo:language="en" fo:country="US" officeooo:rsid="002c087a"/>
    </style:style>
    <style:style style:name="T4" style:family="text">
      <style:text-properties officeooo:rsid="000e2b00"/>
    </style:style>
    <style:style style:name="T5" style:family="text">
      <style:text-properties fo:font-weight="normal" officeooo:rsid="0023ab62" style:font-weight-asian="normal" style:font-weight-complex="normal"/>
    </style:style>
    <style:style style:name="T6" style:family="text">
      <style:text-properties fo:font-weight="normal" officeooo:rsid="0024c2ec" style:font-weight-asian="normal" style:font-weight-complex="normal"/>
    </style:style>
    <style:style style:name="T7" style:family="text">
      <style:text-properties fo:font-weight="normal" officeooo:rsid="00222486" style:font-weight-asian="normal" style:font-weight-complex="normal"/>
    </style:style>
    <style:style style:name="T8" style:family="text">
      <style:text-properties fo:language="uk" fo:country="UA" fo:font-weight="normal" officeooo:rsid="00222486" style:font-weight-asian="normal" style:font-weight-complex="normal"/>
    </style:style>
    <style:style style:name="T9" style:family="text">
      <style:text-properties fo:language="uk" fo:country="UA" fo:font-weight="normal" officeooo:rsid="00222486" style:font-name-asian="LiberationSerif-Regular" style:font-weight-asian="normal" style:font-name-complex="LiberationSerif-Regular" style:font-weight-complex="normal"/>
    </style:style>
    <style:style style:name="T10" style:family="text">
      <style:text-properties fo:language="uk" fo:country="UA" fo:font-weight="normal" officeooo:rsid="00222486" style:font-name-asian="LiberationSerif-Bold" style:font-weight-asian="normal" style:font-name-complex="LiberationSerif-Bold" style:font-weight-complex="normal"/>
    </style:style>
    <style:style style:name="T11" style:family="text">
      <style:text-properties fo:language="uk" fo:country="UA" officeooo:rsid="00222486"/>
    </style:style>
    <style:style style:name="T12" style:family="text">
      <style:text-properties fo:font-variant="normal" fo:text-transform="none"/>
    </style:style>
    <style:style style:name="T13" style:family="text">
      <style:text-properties style:font-name-asian="LiberationSerif-Regular" style:font-name-complex="LiberationSerif-Regular"/>
    </style:style>
    <style:style style:name="T14" style:family="text">
      <style:text-properties fo:font-weight="bold" style:font-name-asian="LiberationSerif-Bold" style:font-weight-asian="bold" style:font-name-complex="LiberationSerif-Bold" style:font-weight-complex="bold"/>
    </style:style>
    <style:style style:name="T15" style:family="text">
      <style:text-properties fo:font-weight="bold" officeooo:rsid="00132d9b" style:font-name-asian="LiberationSerif-Bold" style:font-weight-asian="bold" style:font-name-complex="LiberationSerif-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32d9b" style:font-weight-asian="bold" style:font-weight-complex="bold"/>
    </style:style>
    <style:style style:name="T18" style:family="text">
      <style:text-properties fo:font-weight="bold" officeooo:rsid="001e76e3" style:font-weight-asian="bold" style:font-weight-complex="bold"/>
    </style:style>
    <style:style style:name="T19" style:family="text">
      <style:text-properties fo:font-weight="bold" officeooo:rsid="00211613" style:font-weight-asian="bold" style:font-weight-complex="bold"/>
    </style:style>
    <style:style style:name="T20" style:family="text">
      <style:text-properties fo:font-weight="bold" officeooo:rsid="0021e377" style:font-weight-asian="bold" style:font-weight-complex="bold"/>
    </style:style>
    <style:style style:name="T21" style:family="text">
      <style:text-properties style:font-name-asian="LiberationSerif-Bold" style:font-name-complex="LiberationSerif-Bold"/>
    </style:style>
    <style:style style:name="T22" style:family="text">
      <style:text-properties officeooo:rsid="00132d9b" style:font-name-asian="LiberationSerif-Bold" style:font-name-complex="LiberationSerif-Bold"/>
    </style:style>
    <style:style style:name="T23" style:family="text">
      <style:text-properties officeooo:rsid="0023ab62" style:font-name-asian="LiberationSerif-Bold" style:font-name-complex="LiberationSerif-Bold"/>
    </style:style>
    <style:style style:name="T24" style:family="text">
      <style:text-properties officeooo:rsid="00132d9b"/>
    </style:style>
    <style:style style:name="T25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26" style:family="text">
      <style:text-properties style:font-name="Times New Roman" fo:font-size="16pt" fo:font-weight="normal" officeooo:rsid="000e2b00" style:font-size-asian="16pt" style:font-weight-asian="normal" style:font-size-complex="16pt" style:font-weight-complex="normal"/>
    </style:style>
    <style:style style:name="T27" style:family="text">
      <style:text-properties style:font-name="Times New Roman" fo:font-size="16pt" fo:font-weight="normal" officeooo:rsid="00151923" style:font-size-asian="16pt" style:font-weight-asian="normal" style:font-size-complex="16pt" style:font-weight-complex="normal"/>
    </style:style>
    <style:style style:name="T28" style:family="text">
      <style:text-properties style:font-name="Times New Roman" fo:font-size="14pt" fo:font-weight="normal" officeooo:rsid="00151923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style:font-name-asian="LiberationSerif-Regular" style:font-size-asian="14pt" style:font-weight-asian="normal" style:font-name-complex="LiberationSerif-Regular" style:font-size-complex="14pt" style:font-weight-complex="normal"/>
    </style:style>
    <style:style style:name="T30" style:family="text">
      <style:text-properties style:font-name="Times New Roman" fo:font-size="14pt" fo:font-weight="normal" officeooo:rsid="0023ab62" style:font-name-asian="LiberationSerif-Regular" style:font-size-asian="14pt" style:font-weight-asian="normal" style:font-name-complex="LiberationSerif-Regular" style:font-size-complex="14pt" style:font-weight-complex="normal"/>
    </style:style>
    <style:style style:name="T31" style:family="text">
      <style:text-properties style:font-name="Times New Roman" fo:font-size="14pt" fo:font-weight="normal" style:font-name-asian="LiberationSerif-Bold" style:font-size-asian="14pt" style:font-weight-asian="normal" style:font-name-complex="LiberationSerif-Bold" style:font-size-complex="14pt" style:font-weight-complex="normal"/>
    </style:style>
    <style:style style:name="T32" style:family="text">
      <style:text-properties style:font-name="Times New Roman" fo:font-size="14pt" fo:font-weight="normal" officeooo:rsid="0023ab62" style:font-name-asian="LiberationSerif-Bold" style:font-size-asian="14pt" style:font-weight-asian="normal" style:font-name-complex="LiberationSerif-Bold" style:font-size-complex="14pt" style:font-weight-complex="normal"/>
    </style:style>
    <style:style style:name="T33" style:family="text">
      <style:text-properties style:font-name="Times New Roman" fo:font-size="14pt" fo:font-weight="normal" officeooo:rsid="002c087a" style:font-name-asian="LiberationSerif-Bold" style:font-size-asian="14pt" style:font-weight-asian="normal" style:font-name-complex="LiberationSerif-Bold" style:font-size-complex="14pt" style:font-weight-complex="normal"/>
    </style:style>
    <style:style style:name="T34" style:family="text">
      <style:text-properties style:font-name="Times New Roman" fo:font-size="14pt" fo:language="uk" fo:country="UA" fo:font-weight="normal" officeooo:rsid="001a93e4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uk" fo:country="UA" fo:font-weight="bold" officeooo:rsid="001a93e4" style:font-size-asian="14pt" style:font-weight-asian="bold" style:font-size-complex="14pt" style:font-weight-complex="bold"/>
    </style:style>
    <style:style style:name="T36" style:family="text">
      <style:text-properties officeooo:rsid="001e76e3"/>
    </style:style>
    <style:style style:name="T37" style:family="text">
      <style:text-properties fo:color="#000000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bold" officeooo:rsid="00211613" style:font-weight-asian="bold" style:font-weight-complex="bold"/>
    </style:style>
    <style:style style:name="T40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weight-complex="normal"/>
    </style:style>
    <style:style style:name="T42" style:family="text">
      <style:text-properties fo:color="#000000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000000" style:font-name="Times New Roman" fo:font-size="14pt" fo:language="uk" fo:country="UA" fo:font-weight="normal" officeooo:rsid="002ad21c" style:font-size-asian="14pt" style:font-weight-asian="normal" style:font-size-complex="14pt" style:font-weight-complex="normal"/>
    </style:style>
    <style:style style:name="T44" style:family="text">
      <style:text-properties officeooo:rsid="00211613"/>
    </style:style>
    <style:style style:name="T45" style:family="text">
      <style:text-properties officeooo:rsid="00222486"/>
    </style:style>
    <style:style style:name="T46" style:family="text">
      <style:text-properties style:font-name="Times New Roman1" fo:language="uk" fo:country="UA" fo:font-weight="normal" officeooo:rsid="00222486" style:font-name-asian="LiberationSerif-Bold1" style:font-weight-asian="normal" style:font-name-complex="LiberationSerif-Bold1" style:font-weight-complex="normal"/>
    </style:style>
    <style:style style:name="T47" style:family="text">
      <style:text-properties style:font-name="Times New Roman1" fo:language="uk" fo:country="UA" fo:font-weight="normal" officeooo:rsid="00222486" style:font-name-asian="LiberationSerif-Bold" style:font-weight-asian="normal" style:font-name-complex="LiberationSerif-Bold" style:font-weight-complex="normal"/>
    </style:style>
    <style:style style:name="T48" style:family="text">
      <style:text-properties style:font-name="Times New Roman1" fo:language="uk" fo:country="UA" fo:font-weight="normal" officeooo:rsid="0023ab62" style:font-name-asian="LiberationSerif-Bold" style:font-weight-asian="normal" style:font-name-complex="LiberationSerif-Bold" style:font-weight-complex="normal"/>
    </style:style>
    <style:style style:name="T49" style:family="text">
      <style:text-properties style:font-name="Times New Roman1" fo:font-weight="normal" officeooo:rsid="00222486" style:font-name-asian="LiberationSerif-Bold1" style:font-weight-asian="normal" style:font-name-complex="LiberationSerif-Bold1" style:font-weight-complex="normal"/>
    </style:style>
    <style:style style:name="T50" style:family="text">
      <style:text-properties style:font-name="Times New Roman1" fo:language="en" fo:country="US" fo:font-weight="normal" officeooo:rsid="0023ab62" style:font-name-asian="LiberationSerif-Bold" style:font-weight-asian="normal" style:font-name-complex="LiberationSerif-Bold" style:font-weight-complex="normal"/>
    </style:style>
    <style:style style:name="T51" style:family="text">
      <style:text-properties officeooo:rsid="0026b95a"/>
    </style:style>
    <style:style style:name="T52" style:family="text">
      <style:text-properties officeooo:rsid="002c087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, молоді та спорту України</text:p>
      <text:p text:style-name="P46">Львівський національний університет імені Івана Франка</text:p>
      <text:p text:style-name="P47">Факультет електроніки</text:p>
      <text:p text:style-name="P2">Кафедра <text:span text:style-name="T4">нелінійної оптики</text:span></text:p>
      <text:p text:style-name="P2"/>
      <text:p text:style-name="P2"/>
      <text:p text:style-name="P2"/>
      <text:p text:style-name="P10">ЗВІТ</text:p>
      <text:p text:style-name="P11">про проходження <text:span text:style-name="T4">навчально — програмувальної </text:span>практики</text:p>
      <text:p text:style-name="P15"><text:span text:style-name="T25">студент</text:span><text:span text:style-name="T26">кою</text:span><text:span text:style-name="T25"> групи ФЕІ - </text:span><text:span text:style-name="T26">12</text:span><text:span text:style-name="T25"> </text:span><text:span text:style-name="T26">Литвин В. </text:span><text:span text:style-name="T27">B</text:span><text:span text:style-name="T28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Львів - 2011</text:p>
      <text:p text:style-name="P9"><text:soft-page-break/>Зміст</text:p>
      <text:p text:style-name="P70">Зміст...........................................................................................................................................2</text:p>
      <text:p text:style-name="P70">Вступ .........................................................................................................................................3</text:p>
      <text:p text:style-name="P5">Завдання 1. Дії з файлами і каталогами в ОС <text:span text:style-name="T21">Linux ….........................................................</text:span><text:span text:style-name="T23">4</text:span></text:p>
      <text:p text:style-name="P6">Завдання 2. Методи запуску програм в ОС <text:span text:style-name="T21">Linux .................................................................</text:span><text:span text:style-name="T23">5</text:span></text:p>
      <text:p text:style-name="P16"><text:span text:style-name="T29">Завдання 3. Програми для роботи в глобальній мережі Інтернет для ОС </text:span><text:span text:style-name="T31">Linux </text:span><text:span text:style-name="T29">3.............</text:span><text:span text:style-name="T30">6</text:span></text:p>
      <text:p text:style-name="P16"><text:span text:style-name="T29">Завдання 4. Використання офісного пакету </text:span><text:span text:style-name="T31">OpenOffice.org </text:span><text:span text:style-name="T29">в ОС </text:span><text:span text:style-name="T31">Linux ............................</text:span><text:span text:style-name="T33">8</text:span></text:p>
      <text:p text:style-name="P16"><text:span text:style-name="T29">Завдання 5. Розробка програм у середовищі </text:span><text:span text:style-name="T31">Kuzya ............................................................</text:span><text:span text:style-name="T33">11</text:span></text:p>
      <text:p text:style-name="P48">Висновок..................................................................................................................................1<text:span text:style-name="T52">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2"><text:soft-page-break/>Вступ</text:p>
      <text:p text:style-name="P72"/>
      <text:p text:style-name="P7"><text:span text:style-name="T8"><text:tab/>Під час проходження циклу навчальних практик студенти спеціальності “Комп'ютерні </text:span>науки” ознайомлюються з програмними засобами, які не вивчалися в обов'язкових лекційних курсах.</text:p>
      <text:p text:style-name="P7"><text:s/><text:tab/> <text:span text:style-name="T45">Н</text:span><text:span text:style-name="T11">а початку цієї практики переді мною поставили завдання освоїти операційну систему <text:s/></text:span><text:span text:style-name="T10">Linux, набути навики <text:s/>роботи в ній, а також ознайомитись під час лекцій з операційною системою </text:span><text:span text:style-name="T2">Unix.</text:span></text:p>
      <text:p text:style-name="P7"><text:span text:style-name="T2"><text:tab/></text:span><text:span text:style-name="T10">Також вимагалось навчитись працювати у програмному середовищі Kuzya</text:span><text:span text:style-name="T9"> та освоїти деякі програмні продукти з пакету <text:s/></text:span><text:span text:style-name="T10">OpenOffice.org, зокрема : </text:span></text:p>
      <text:list xml:id="list29129937" text:style-name="L1">
        <text:list-item>
          <text:p text:style-name="P71"><text:span text:style-name="T10">OpenOffice.org </text:span><text:span text:style-name="T46">Writer</text:span></text:p>
        </text:list-item>
        <text:list-item>
          <text:p text:style-name="P57"><text:span text:style-name="T10">OpenOffice.org </text:span><text:span text:style-name="T49">Calc</text:span></text:p>
        </text:list-item>
        <text:list-item>
          <text:p text:style-name="P57"><text:span text:style-name="T10">OpenOffice.org </text:span><text:span text:style-name="T49">Impress</text:span></text:p>
        </text:list-item>
      </text:list>
      <text:p text:style-name="P28"><text:span text:style-name="T47"><text:s/><text:tab/>Під час практики я <text:s/>також повинна навчитись </text:span><text:span text:style-name="T48">використовувати графічний редактор </text:span><text:span text:style-name="T50">The GIMP.</text:span></text:p>
      <text:p text:style-name="P28"><text:span text:style-name="T50"><text:tab/></text:span><text:span text:style-name="T48">Також важливим завданням є навчитись користуватись Інтернетом і вправно використовувати програму - браузер </text:span><text:span text:style-name="T50">Muzilla <text:s/>Firefox.</text:span></text:p>
      <text:p text:style-name="P28"><text:span text:style-name="T50"><text:tab/></text:span><text:span text:style-name="T48">Загалом надається щедра можливість оцінити переваги вільного програмного забезпечення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2"><text:soft-page-break/>Завдання 1. Дії з файлами і каталогами в ОС <text:span text:style-name="T21">Linux</text:span></text:p>
      <text:p text:style-name="P5"/>
      <text:p text:style-name="P3">У каталозі <text:span text:style-name="T14">Home.</text:span><text:span text:style-name="T15">old</text:span><text:span text:style-name="T21"> </text:span><text:span text:style-name="T22">я </text:span>створ<text:span text:style-name="T24">ила</text:span> два <text:span text:style-name="T51">під</text:span>каталоги із заданими викладачем іменами : <text:span text:style-name="T17">Student1</text:span><text:span text:style-name="T24"> та </text:span><text:span text:style-name="T17">Student2</text:span></text:p>
      <text:p text:style-name="P21"><draw:frame draw:style-name="fr1" draw:name="Графічний об'єкт1" text:anchor-type="char" svg:x="1.094cm" svg:y="0.148cm" svg:width="15.882cm" svg:height="7.348cm" draw:z-index="10"><draw:image xlink:href="Pictures/200000150000344D0000175DA680E87E.svm" xlink:type="simple" xlink:show="embed" xlink:actuate="onLoad"/>
    </draw:frame></text:p>
      <text:p text:style-name="P24"><text:span text:style-name="T13">Користуючись функцією пошуку файлів </text:span>я<text:span text:style-name="T13"> розшукала на ПЕОМ файли з такими </text:span>розширеннями:<text:span text:style-name="T16">txt, png, pdf, jpg, odt</text:span>, як показано на ілюстрації нижче.</text:p>
      <text:p text:style-name="P5"><draw:frame draw:style-name="fr1" draw:name="Графічний об'єкт2" text:anchor-type="char" svg:x="0.878cm" svg:y="0.152cm" svg:width="17.246cm" svg:height="12.945cm" draw:z-index="0"><draw:image xlink:href="Pictures/20000015000039FE00002C8B448D7E48.svm" xlink:type="simple" xlink:show="embed" xlink:actuate="onLoad"/>
    </draw:frame></text:p>
      <text:p text:style-name="P24"><text:span text:style-name="T13">Далі я скопіювала по два файли із заданими розширеннями у перший каталог. Перенесла ці </text:span>файли у другий каталог. Перенесла другий каталог із файлами у перший каталог і усі <text:soft-page-break/>файли у ньому <text:span text:style-name="T44">впорядк</text:span>увала за правилом <text:span text:style-name="T16">file1.tst, file2.tst, file3.tst</text:span> і т.д., що підтверджує наступна ілюстрація. </text:p>
      <text:p text:style-name="P24"><draw:frame draw:style-name="fr1" draw:name="Графічний об'єкт3" text:anchor-type="char" svg:x="0.146cm" svg:y="-0.131cm" svg:width="18.999cm" svg:height="13.76cm" draw:z-index="1"><draw:image xlink:href="Pictures/200000150000406D00002D9E57AEBC8C.svm" xlink:type="simple" xlink:show="embed" xlink:actuate="onLoad"/>
    </draw:frame></text:p>
      <text:p text:style-name="P29">Завдання 2. Методи запуску програм в ОС Linux</text:p>
      <text:p text:style-name="P18"/>
      <text:p text:style-name="P23">Мені відомі такі способи запуску програм в ОС Linux</text:p>
      <text:p text:style-name="P36"><text:s text:c="10"/>1) <text:span text:style-name="T12"><text:s/></text:span>Запуск з командного рядка</text:p>
      <text:p text:style-name="P38"><draw:frame draw:style-name="fr1" draw:name="Графічний об'єкт4" text:anchor-type="char" svg:x="5.286cm" svg:y="0.06cm" svg:width="12.913cm" svg:height="4.366cm" draw:z-index="3"><draw:image xlink:href="Pictures/2000000900003BA1000017ED042ECE66.svm" xlink:type="simple" xlink:show="embed" xlink:actuate="onLoad"/>
    </draw:frame></text:p>
      <text:p text:style-name="P38"/>
      <text:p text:style-name="P38"/>
      <text:p text:style-name="P38"/>
      <text:p text:style-name="P38"/>
      <text:p text:style-name="P38"/>
      <text:p text:style-name="P37"><draw:frame draw:style-name="fr2" draw:name="Графічний об'єкт5" text:anchor-type="paragraph" svg:x="8.414cm" svg:y="0.78cm" svg:width="8.911cm" svg:height="2.083cm" draw:z-index="11"><draw:image xlink:href="Pictures/200000090000399200000CB58EF61601.svm" xlink:type="simple" xlink:show="embed" xlink:actuate="onLoad"/>
    </draw:frame> <text:s text:c="10"/>2) <text:span text:style-name="T12"><text:s/></text:span>Запуск за допомогою ярлика</text:p>
      <text:p text:style-name="P4"/>
      <text:p text:style-name="P25"/>
      <text:p text:style-name="P25"/>
      <text:list xml:id="list29142057" text:style-name="L2">
        <text:list-item>
          <text:p text:style-name="P49"><text:soft-page-break/><text:s text:c="2"/>Запуск з меню «Пуск»</text:p>
        </text:list-item>
      </text:list>
      <text:p text:style-name="P25"><draw:frame draw:style-name="fr2" draw:name="Графічний об'єкт6" text:anchor-type="paragraph" svg:x="-0.101cm" svg:y="0.34cm" svg:width="19.166cm" svg:height="15.205cm" draw:z-index="2"><draw:image xlink:href="Pictures/200000090000927D0000753110A4FEE8.svm" xlink:type="simple" xlink:show="embed" xlink:actuate="onLoad"/>
    </draw:frame>Цими трьома способами я відкривала названі викладачем програми: </text:p>
      <text:list xml:id="list29137657" text:style-name="L3">
        <text:list-item>
          <text:p text:style-name="P50">Текстовий редактор <text:span text:style-name="T36">- </text:span><text:span text:style-name="T18">OpenOffice.org Writer</text:span></text:p>
        </text:list-item>
        <text:list-item>
          <text:p text:style-name="P51"><text:span text:style-name="T36">Графічний редактор - </text:span><text:span text:style-name="T18">The GIMP</text:span></text:p>
        </text:list-item>
        <text:list-item>
          <text:p text:style-name="P60"><text:span text:style-name="T34">Майстер створення презентацій - </text:span><text:span text:style-name="T35">OpenOffice.org Impress</text:span></text:p>
        </text:list-item>
        <text:list-item>
          <text:p text:style-name="P51"><text:span text:style-name="T36">Програма для роботи з таблицями - </text:span><text:span text:style-name="T18">OpenOffice.org Cal</text:span><text:span text:style-name="T20">с</text:span></text:p>
        </text:list-item>
        <text:list-item>
          <text:p text:style-name="P51"><text:span text:style-name="T36">PDF Reader – </text:span><text:span text:style-name="T18">KPDF</text:span></text:p>
        </text:list-item>
      </text:list>
      <text:p text:style-name="P55"/>
      <text:p text:style-name="P58">Завдання 3. Програми для роботи в глобальній мережі Інтернет для ОС Linux </text:p>
      <text:p text:style-name="P55"/>
      <text:p text:style-name="P23"><text:span text:style-name="T16">Частина І.</text:span> Ознайомлення із роботою програм перегляду Веб-сторінок у системі Інтернет</text:p>
      <text:p text:style-name="P39">2. Користуючись енциклопедією Вікіпедія я знайшла словникові статті для 3 заданих</text:p>
      <text:p text:style-name="P26"><text:span text:style-name="T37">викладачем термінів:</text:span><text:span text:style-name="T38"> </text:span></text:p>
      <text:p text:style-name="P26"><text:soft-page-break/><text:span text:style-name="T39">- <text:s/></text:span><text:span text:style-name="T16">Магнітооптичний ефект, </text:span></text:p>
      <text:p text:style-name="P26"><text:span text:style-name="T19">- <text:s/></text:span><text:span text:style-name="T16">Ефект Фарадея, </text:span></text:p>
      <text:p text:style-name="P26"><text:span text:style-name="T19">- <text:s/></text:span><text:span text:style-name="T16">Ефект Коттона-Мутона</text:span><text:span text:style-name="T38">.</text:span><text:span text:style-name="T37"> </text:span></text:p>
      <text:p text:style-name="P61">Знайдені статті наведені нижче.</text:p>
      <text:p text:style-name="P32">Магнітооптичний ефект </text:p>
      <text:p text:style-name="P34"><text:span text:style-name="T40">A magneto-optic effect is any one of a number of phenomena in which an </text:span><text:a xlink:type="simple" xlink:href="http://en.wikipedia.org/wiki/Electromagnetic_wave"><text:span text:style-name="Internet_20_link"><text:span text:style-name="T40">electromagnetic wave</text:span></text:span></text:a><text:span text:style-name="T40"> propagates through a medium that has been altered by the presence of a quasistatic </text:span><text:a xlink:type="simple" xlink:href="http://en.wikipedia.org/wiki/Magnetic_field"><text:span text:style-name="Internet_20_link"><text:span text:style-name="T40">magnetic field</text:span></text:span></text:a><text:span text:style-name="T40">. In such a material, which is also called gyrotropic or gyromagnetic, left- and right-rotating elliptical polarizations can propagate at different speeds, leading to a number of important phenomena. </text:span></text:p>
      <text:p text:style-name="P33">Посилання :</text:p>
      <text:p text:style-name="P34"><text:span text:style-name="T40"><text:s/></text:span><text:a xlink:type="simple" xlink:href="http://en.wikipedia.org/wiki/Magneto-optic"><text:span text:style-name="Internet_20_link"><text:span text:style-name="T40">http://en.wikipedia.org/wiki/Magneto-optic</text:span></text:span></text:a><text:span text:style-name="T40"> </text:span></text:p>
      <text:p text:style-name="P33">Переклад : </text:p>
      <text:p text:style-name="P14"><text:bookmark-start text:name="result_box"/>Магнітооптичний ефект демонструється будь-яким з ряду явищ, в яких електромагнітна хвиля поширюється у середовищі, що було змінене наявністю квазістатичного магнітного поля. У такому матеріалі, який також називають гіротропний або гіромагнітний, ліво- і право- обертаючася еліптична поляризація може розповсюджуватися з різною швидкістю, що призводить до ряду важливих явищ. <text:bookmark-end text:name="result_box"/></text:p>
      <text:p text:style-name="P32">Ефект Фарадея </text:p>
      <text:p text:style-name="P30">In physics, the Faraday effect or Faraday rotation is a Magneto-optical phenomenon, that is, an interaction between light and a magnetic field in a medium. The Faraday effect causes a rotation of the plane of polarization which is linearly proportional to the component of the magnetic field in the direction of propagation.</text:p>
      <text:p text:style-name="P33">Посилання : </text:p>
      <text:p text:style-name="P34"><text:a xlink:type="simple" xlink:href="http://en.wikipedia.org/wiki/Faraday_effect"><text:span text:style-name="Internet_20_link"><text:span text:style-name="T40">http://en.wikipedia.org/wiki/Faraday_effect</text:span></text:span></text:a><text:span text:style-name="T40"> </text:span></text:p>
      <text:p text:style-name="P33">Переклад: </text:p>
      <text:p text:style-name="P31"><text:bookmark-start text:name="result_box1"/>У фізиці, ефект Фарадея або Фарадеєве обертання - це магніто-оптичне явище, тобто, взаємодія світла і магнітного поля в середовищі. <text:bookmark-end text:name="result_box1"/></text:p>
      <text:p text:style-name="P31">Ефект Фарадея викликає обертання площини поляризації, що є лінійно пропорційною до складової магнітного поля в напрямку поширення.</text:p>
      <text:p text:style-name="P32">Ефект Коттона-Мутона</text:p>
      <text:p text:style-name="P34"><text:span text:style-name="T40">Ефект Коттона-Мутона — виникнення оптичної анізотропії в ізотропній речовині під впливом сильного </text:span><text:a xlink:type="simple" xlink:href="http://uk.wikipedia.org/wiki/Магнітне_поле"><text:span text:style-name="Internet_20_link"><text:span text:style-name="T40">магнітного поля</text:span></text:span></text:a><text:span text:style-name="T40">. Спостерігається в </text:span><text:a xlink:type="simple" xlink:href="http://uk.wikipedia.org/wiki/Рідина"><text:span text:style-name="Internet_20_link"><text:span text:style-name="T40">рідинах</text:span></text:span></text:a><text:span text:style-name="T40">, </text:span><text:a xlink:type="simple" xlink:href="http://uk.wikipedia.org/wiki/Скло"><text:span text:style-name="Internet_20_link"><text:span text:style-name="T40">склі</text:span></text:span></text:a><text:span text:style-name="T40"> та </text:span><text:a xlink:type="simple" xlink:href="http://uk.wikipedia.org/wiki/Колоїд"><text:span text:style-name="Internet_20_link"><text:span text:style-name="T40">колоїдах</text:span></text:span></text:a><text:span text:style-name="T40">.</text:span></text:p>
      <text:p text:style-name="P35"><text:span text:style-name="T40">Різниця </text:span><text:a xlink:type="simple" xlink:href="http://uk.wikipedia.org/wiki/Показник_заломлення"><text:span text:style-name="Internet_20_link"><text:span text:style-name="T40">показників заломлення</text:span></text:span></text:a><text:span text:style-name="T40"> для звичайної та незвичайної хвиль, що розповсюджуються перпендикулярно до оптичної осі, яка збігається з напрямком магнітного поля </text:span><text:span text:style-name="T41">H</text:span><text:span text:style-name="T40">, пропорційна квадрату його </text:span><text:a xlink:type="simple" xlink:href="http://uk.wikipedia.org/wiki/Напруженість_магнітного_поля"><text:span text:style-name="Internet_20_link"><text:span text:style-name="T40">напруженос</text:span></text:span></text:a><text:span text:style-name="Internet_20_link"><text:span text:style-name="T43">ті.</text:span></text:span></text:p>
      <text:p text:style-name="P63">C — стала Коттона-Мутона, залежна від речовини, довжини хвилі та температури.</text:p>
      <text:p text:style-name="P35"><text:span text:style-name="T40">Ефект відкритий у </text:span><text:a xlink:type="simple" xlink:href="http://uk.wikipedia.org/wiki/1907"><text:span text:style-name="Internet_20_link"><text:span text:style-name="T40">1907</text:span></text:span></text:a><text:span text:style-name="T40"> році </text:span><text:a xlink:type="simple" xlink:href="http://uk.wikipedia.org/w/index.php?title=Еме_Коттон&amp;action=edit&amp;redlink=1"><text:span text:style-name="Internet_20_link"><text:span text:style-name="T40">Еме Коттоном</text:span></text:span></text:a><text:span text:style-name="T40"> та </text:span><text:a xlink:type="simple" xlink:href="http://uk.wikipedia.org/w/index.php?title=Анрі_Мутон&amp;action=edit&amp;redlink=1"><text:span text:style-name="Internet_20_link"><text:span text:style-name="T40">Анрі Мутоном</text:span></text:span></text:a><text:span text:style-name="T40">.</text:span></text:p>
      <text:p text:style-name="P35"><text:a xlink:type="simple" xlink:href="http://uk.wikipedia.org/wiki/Ефект_Коттона-Мутона"><text:span text:style-name="Internet_20_link"><text:span text:style-name="T42">Посилання: </text:span></text:span></text:a></text:p>
      <text:p text:style-name="P27"><text:soft-page-break/><text:a xlink:type="simple" xlink:href="http://uk.wikipedia.org/wiki/Ефект_Коттона-Мутона"><text:span text:style-name="Internet_20_link"><text:span text:style-name="T37"><text:s/>http://uk.wikipedia.org/wiki/%D0%95%D1%84%D0%B5%D0%BA%D1%82_%D0%9A%D0%BE%D1%82%D1%82%D0%BE%D0%BD%D0%B0-%D0%9C%D1%83%D1%82%D0%BE%D0%BD%D0%B0</text:span></text:span></text:a></text:p>
      <text:p text:style-name="P39"><text:span text:style-name="T16">Частина ІІ</text:span>. Ознайомлення із роботою програм обслуговування електронної пошти</text:p>
      <text:p text:style-name="P39"/>
      <text:p text:style-name="P66">Використовуючи власну скриньку електронної пошти, створену на ресурсі Gmail, я скерувала на задану викладачем електронну адресу лист із вкладеним файлом, який містить звіт про виконання Завдання 3. Частина І. У темі листа вказала «Феі 12», а у тексті листа «Литвин » і «Gmail».</text:p>
      <text:p text:style-name="P66"/>
      <text:p text:style-name="P64">Завдання 4. Використання офісного пакету OpenOffice.org в ОС Linux</text:p>
      <text:p text:style-name="P62"/>
      <text:p text:style-name="P40"><text:span text:style-name="T16"><text:tab/>Частина 4.1</text:span>. Створення текстових документів із графічними ілюстраціями в текстовому</text:p>
      <text:p text:style-name="P23">процесорі <text:span text:style-name="T16">OpenOffice.orgWriter</text:span></text:p>
      <text:p text:style-name="P23">Підтвердженням виконання цього завдання може слугувати цей звіт.</text:p>
      <text:p text:style-name="P40"><text:span text:style-name="T16"><text:tab/>Частина 4.2.</text:span> Створення текстових документів з таблицями в текстовому процесорі</text:p>
      <text:p text:style-name="P17">OpenOffice.orgWriter</text:p>
      <text:p text:style-name="P40">Користуючись текстовим процесором <text:span text:style-name="T16">OpenOffice.orgWriter</text:span> я склала текстовий</text:p>
      <text:p text:style-name="P40">документ із підсумками весняної сесії для моєї групи. <text:span text:style-name="T44">Використовуючи</text:span> статистичн<text:span text:style-name="T44">і</text:span> функці<text:span text:style-name="T44">ї</text:span> для кожного предмету я визначила середній, максимальний і мінімальний оцінки.</text:p>
      <text:p text:style-name="P55"><draw:frame draw:style-name="fr2" draw:name="Графічний об'єкт7" text:anchor-type="paragraph" svg:x="-0.206cm" svg:y="0.062cm" svg:width="19.468cm" svg:height="15.457cm" draw:z-index="4"><draw:image xlink:href="Pictures/20000009000079330000543C1A0F5977.svm" xlink:type="simple" xlink:show="embed" xlink:actuate="onLoad"/>
    </draw:frame><text:soft-page-break/></text:p>
      <text:p text:style-name="P55">Частина 4.3. Опрацювання числових даних у табличному процесорі OpenOffice.orgCalc</text:p>
      <text:p text:style-name="P42"/>
      <text:p text:style-name="P40"><text:span text:style-name="T16"><text:tab/>4.3.1. </text:span>Заповнення табелю обліку робочого часу працівників малого підприємства із</text:p>
      <text:p text:style-name="P23">погодинною оплатою праці у середовищі табличного процесора <text:span text:style-name="T16">OpenOffice.orgCalc</text:span></text:p>
      <text:p text:style-name="P40">У середовищі табличного процесора я заповнила табель обліку робочого часу для 5</text:p>
      <text:p text:style-name="P40">працівників малого підприємства за місяць і підрахувала для кожного працівника суму</text:p>
      <text:p text:style-name="P40">відпрацьованих годин. А також задала ім'я “табель” цього аркуша електронної таблиці.</text:p>
      <text:p text:style-name="P55"><draw:frame draw:style-name="fr2" draw:name="Графічний об'єкт8" text:anchor-type="paragraph" svg:x="-0.265cm" svg:y="0.302cm" svg:width="19.516cm" svg:height="6.671cm" draw:z-index="5"><draw:image xlink:href="Pictures/2000000900007A580000282DE8583DB9.svm" xlink:type="simple" xlink:show="embed" xlink:actuate="onLoad"/>
    </draw:frame><text:soft-page-break/></text:p>
      <text:p text:style-name="P22"><text:span text:style-name="T18"><text:tab/>4.3.2.</text:span><text:span text:style-name="T36"> Формування відомості нарахування заробітної плати працівникам малого</text:span></text:p>
      <text:p text:style-name="P40">підприємства із погодинною оплатою праці у середовищі табличного процесора</text:p>
      <text:p text:style-name="P42">OpenOffice.orgCalc</text:p>
      <text:p text:style-name="P40">На другому аркущі електронної книги я сформувала відомість нарахування заробітної</text:p>
      <text:p text:style-name="P40">плати із наступною структурою.</text:p>
      <text:p text:style-name="P40"/>
      <text:p text:style-name="P40"><draw:frame draw:style-name="fr3" draw:name="Графічний об'єкт9" text:anchor-type="as-char" svg:y="-9.966cm" svg:width="19.092cm" svg:height="10.522cm" draw:z-index="6"><draw:image xlink:href="Pictures/20000009000050CD00003222FFAB00E6.svm" xlink:type="simple" xlink:show="embed" xlink:actuate="onLoad"/>
    </draw:frame></text:p>
      <text:p text:style-name="P68"><text:tab/></text:p>
      <text:p text:style-name="P68"><text:tab/></text:p>
      <text:p text:style-name="P41"><text:span text:style-name="T16"><text:tab/>4.3.3.</text:span> Побудова колової діаграми розподілу коштів фонду оплати праці малого підприємства у середовищі табличного процесора <text:span text:style-name="T16">OpenOffice.orgCalc</text:span></text:p>
      <text:p text:style-name="P40">На третьому аркуші електронної таблиці сформовано зведену таблицю виплат із фонду оплати праці малого підприємства із наступною структурою.</text:p>
      <text:p text:style-name="P40">На основі другого стовпця таблиці я побудувала колову діаграму розподілу коштів фонду оплати праці.</text:p>
      <text:p text:style-name="P42"><draw:frame draw:style-name="fr2" draw:name="Графічний об'єкт10" text:anchor-type="paragraph" svg:x="-0.238cm" svg:y="0.24cm" svg:width="9.62cm" svg:height="7.355cm" draw:z-index="7"><draw:image xlink:href="Pictures/2000000900002CC1000025E31A684E96.svm" xlink:type="simple" xlink:show="embed" xlink:actuate="onLoad"/>
    </draw:frame><draw:frame draw:style-name="fr2" draw:name="Графічний об'єкт11" text:anchor-type="paragraph" svg:x="9.578cm" svg:y="0.344cm" svg:width="9.356cm" svg:height="7.278cm" draw:z-index="8"><draw:image xlink:href="Pictures/2000000900003431000025E370ED2AA0.svm" xlink:type="simple" xlink:show="embed" xlink:actuate="onLoad"/>
    </draw:frame><text:soft-page-break/></text:p>
      <text:p text:style-name="P40"><text:span text:style-name="T16"><text:tab/>Частина 4.4.</text:span> Створення презентацій у системі <text:span text:style-name="T16">OpenOffice.orgImpress</text:span></text:p>
      <text:p text:style-name="P40">Користуючись системою побудови презентацій <text:span text:style-name="T16">OpenOffice.orgImpress</text:span> я створила</text:p>
      <text:p text:style-name="P40">презентацію цього звіту.</text:p>
      <text:p text:style-name="P43"/>
      <text:p text:style-name="P44">Завдання 5. Розробка програм у середовищі Kuzya</text:p>
      <text:p text:style-name="P43"/>
      <text:p text:style-name="P40"><text:span text:style-name="T16"><text:tab/>Частина 5.4.</text:span> Користуючись середовищем <text:span text:style-name="T16">Kuzya</text:span> напишіть і відлагодьте програму табуляції та побудови графіка заданого викладачем сигналу мовою Сі.</text:p>
      <text:p text:style-name="P40">Ось код такої програми:</text:p>
      <text:p text:style-name="P40">#include &lt;stdio.h&gt;</text:p>
      <text:p text:style-name="P40">#include &lt;math.h&gt;</text:p>
      <text:p text:style-name="P40">float s(float x)</text:p>
      <text:p text:style-name="P40">{</text:p>
      <text:p text:style-name="P40"><text:tab/>if (x &lt;= M_PI )</text:p>
      <text:p text:style-name="P40"><text:tab/><text:tab/> return (x) / M_PI;</text:p>
      <text:p text:style-name="P40"><text:tab/>else</text:p>
      <text:p text:style-name="P40"><text:tab/>if (x &gt; M_PI) </text:p>
      <text:p text:style-name="P40"><text:tab/><text:tab/> return 2 - ((x) / M_PI);</text:p>
      <text:p text:style-name="P40">}</text:p>
      <text:p text:style-name="P40">int main()</text:p>
      <text:p text:style-name="P40">{</text:p>
      <text:p text:style-name="P40"><text:tab/>float t,h,y,a,b;</text:p>
      <text:p text:style-name="P40"><text:tab/>int i,n;</text:p>
      <text:p text:style-name="P40"><text:tab/>FILE *fs,*ft;</text:p>
      <text:p text:style-name="P40"><text:tab/>fs=fopen("zn_sh.txt","wt");</text:p>
      <text:p text:style-name="P40"><text:tab/>ft=fopen("zn_th.txt","wt");</text:p>
      <text:p text:style-name="P40"><text:tab/>a=0;</text:p>
      <text:p text:style-name="P40"><text:tab/>b=6.28;</text:p>
      <text:p text:style-name="P40"><text:tab/>n=480;</text:p>
      <text:p text:style-name="P40"><text:tab/>h=(b-a)/n;</text:p>
      <text:p text:style-name="P40"><text:tab/>t=a;</text:p>
      <text:p text:style-name="P40"><text:soft-page-break/><text:tab/>for (i=0;i&lt;=n;i++)</text:p>
      <text:p text:style-name="P40"><text:tab/>{</text:p>
      <text:p text:style-name="P40"><text:tab/><text:tab/>y=s(t);</text:p>
      <text:p text:style-name="P40"><text:tab/><text:tab/>fprintf(fs,"%f\n",y);</text:p>
      <text:p text:style-name="P40"><text:tab/><text:tab/>fprintf(ft,"%f\n",t);</text:p>
      <text:p text:style-name="P40"><text:tab/><text:tab/>t+=h;</text:p>
      <text:p text:style-name="P40"><text:tab/>}</text:p>
      <text:p text:style-name="P40"><text:tab/>fclose(fs);</text:p>
      <text:p text:style-name="P40"><text:tab/>fclose(ft);</text:p>
      <text:p text:style-name="P40"><text:tab/>return 0;</text:p>
      <text:p text:style-name="P40">}</text:p>
      <text:p text:style-name="P40"/>
      <text:p text:style-name="P40"><text:span text:style-name="T16"><text:tab/>Частина 5.5.</text:span> Користуючись середовищем <text:span text:style-name="T16">Kuzya</text:span> напишіть і відлагодьте програму</text:p>
      <text:p text:style-name="P40">обчислення перших 10 гармонік сигналу із <text:span text:style-name="T16">5.1</text:span> мовою Сі.</text:p>
      <text:p text:style-name="P40">Код цієї програми виглядає так :</text:p>
      <text:p text:style-name="P40">#include &lt;stdio.h&gt;</text:p>
      <text:p text:style-name="P40">#include &lt;math.h&gt;</text:p>
      <text:p text:style-name="P40">float s(float x)</text:p>
      <text:p text:style-name="P40">{</text:p>
      <text:p text:style-name="P40"><text:tab/> if (x &lt;= M_PI )</text:p>
      <text:p text:style-name="P40"><text:tab/><text:tab/>return (x) / M_PI;</text:p>
      <text:p text:style-name="P40"><text:tab/>else</text:p>
      <text:p text:style-name="P40"><text:tab/><text:tab/> if (x &gt; M_PI) </text:p>
      <text:p text:style-name="P40"><text:tab/><text:tab/><text:tab/> return 2 - ((x) / M_PI);</text:p>
      <text:p text:style-name="P40">}</text:p>
      <text:p text:style-name="P40">int main()</text:p>
      <text:p text:style-name="P40">{</text:p>
      <text:p text:style-name="P40"><text:tab/>float t,h,y,a,b;</text:p>
      <text:p text:style-name="P40"><text:tab/>int i,n;</text:p>
      <text:p text:style-name="P40"><text:tab/>FILE *fs,*ft;</text:p>
      <text:p text:style-name="P40"><text:tab/>fs=fopen("zn_sh.txt","wt");</text:p>
      <text:p text:style-name="P40"><text:tab/>ft=fopen("zn_th.txt","wt");</text:p>
      <text:p text:style-name="P40"><text:tab/>a=0;</text:p>
      <text:p text:style-name="P40"><text:tab/>b=6.28;</text:p>
      <text:p text:style-name="P40"><text:tab/>n=480;</text:p>
      <text:p text:style-name="P40"><text:tab/>h=(b-a)/n;</text:p>
      <text:p text:style-name="P40"><text:tab/>t=a;</text:p>
      <text:p text:style-name="P40"><text:tab/>for (i=0;i&lt;=n;i++)</text:p>
      <text:p text:style-name="P40"><text:tab/>{</text:p>
      <text:p text:style-name="P40"><text:tab/><text:tab/>y=s(t);</text:p>
      <text:p text:style-name="P40"><text:tab/><text:tab/>fprintf(fs,"%f\n",y);</text:p>
      <text:p text:style-name="P40"><text:tab/><text:tab/>fprintf(ft,"%f\n",t);</text:p>
      <text:p text:style-name="P40"><text:tab/><text:tab/>t+=h;</text:p>
      <text:p text:style-name="P40"><text:tab/>}</text:p>
      <text:p text:style-name="P40"><text:tab/>fclose(fs);</text:p>
      <text:p text:style-name="P40"><text:tab/>fclose(ft);</text:p>
      <text:p text:style-name="P40"><text:tab/> return 0;</text:p>
      <text:p text:style-name="P40"><text:soft-page-break/>}</text:p>
      <text:p text:style-name="P40"/>
      <text:p text:style-name="P40"><text:span text:style-name="T16"><text:tab/>Частина 5.6</text:span>. Користуючись середовищем <text:span text:style-name="T16">Kuzya</text:span> напишіть і відлагодьте програму табуляції суми ряду Фур'є та побудови графіка мовою Сі.</text:p>
      <text:p text:style-name="P40">Я написала наступний код :</text:p>
      <text:p text:style-name="P40">#include &lt;stdio.h&gt;</text:p>
      <text:p text:style-name="P40">#include &lt;math.h&gt;</text:p>
      <text:p text:style-name="P40">float s(float x)</text:p>
      <text:p text:style-name="P40">{</text:p>
      <text:p text:style-name="P40"><text:tab/>if (x &lt;= M_PI )</text:p>
      <text:p text:style-name="P40"><text:tab/><text:tab/>return (x) / M_PI;</text:p>
      <text:p text:style-name="P40"><text:tab/>else</text:p>
      <text:p text:style-name="P40"><text:tab/> if (x &gt; M_PI) </text:p>
      <text:p text:style-name="P40"><text:tab/><text:tab/> return 2 - ((x) / M_PI);</text:p>
      <text:p text:style-name="P40">}</text:p>
      <text:p text:style-name="P40">int main()</text:p>
      <text:p text:style-name="P40">{</text:p>
      <text:p text:style-name="P40"><text:tab/>float t,h,y,a,b;</text:p>
      <text:p text:style-name="P40"><text:tab/>int i,n;</text:p>
      <text:p text:style-name="P40"><text:tab/>FILE *fs,*ft;</text:p>
      <text:p text:style-name="P40"><text:tab/>fs=fopen("zn_sh.txt","wt");</text:p>
      <text:p text:style-name="P40"><text:tab/>ft=fopen("zn_th.txt","wt");</text:p>
      <text:p text:style-name="P40"><text:tab/> a=0;</text:p>
      <text:p text:style-name="P40"><text:tab/>b=6.28;</text:p>
      <text:p text:style-name="P40"><text:tab/>n=480;</text:p>
      <text:p text:style-name="P40"><text:tab/>h=(b-a)/n;</text:p>
      <text:p text:style-name="P40"><text:tab/>t=a;</text:p>
      <text:p text:style-name="P40"><text:tab/> for (i=0;i&lt;=n;i++)</text:p>
      <text:p text:style-name="P40"><text:tab/>{</text:p>
      <text:p text:style-name="P40"><text:tab/><text:tab/> y=s(t);</text:p>
      <text:p text:style-name="P40"><text:tab/><text:tab/> fprintf(fs,"%f\n",y);</text:p>
      <text:p text:style-name="P40"><text:tab/><text:tab/> fprintf(ft,"%f\n",t);</text:p>
      <text:p text:style-name="P40"><text:tab/><text:tab/> t+=h;</text:p>
      <text:p text:style-name="P40"><text:tab/>}</text:p>
      <text:p text:style-name="P40"><text:tab/>fclose(fs);</text:p>
      <text:p text:style-name="P40"><text:tab/> fclose(ft);</text:p>
      <text:p text:style-name="P40"><text:tab/>return 0;</text:p>
      <text:p text:style-name="P40">}</text:p>
      <text:p text:style-name="P40">В результаті послідовного виконання цих трьох програм я отримала наступне зображення, де суцільною лінією відображено сигнал, а точками показано гармоніки.</text:p>
      <text:p text:style-name="P40">В результаті виконання кожної з трьох програм створюються текстові файли, за допомогою яких ми можемо відстежити роботу програми покроково.</text:p>
      <text:p text:style-name="P69">Ряд Фур'є обчислює як додатні, так і від'ємні гармоніки, що є симетричними між собою, що добре видно на наведеній ілюстрації.</text:p>
      <text:p text:style-name="P40"/>
      <text:p text:style-name="P45"><text:soft-page-break/><draw:frame draw:style-name="fr4" draw:name="Графічний об'єкт12" text:anchor-type="as-char" svg:width="18.801cm" svg:height="17.203cm" draw:z-index="9"><draw:image xlink:href="Pictures/2000000900004A4700003B2C6F8E5BF9.svm" xlink:type="simple" xlink:show="embed" xlink:actuate="onLoad"/>
    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9"><text:soft-page-break/>Висновок</text:p>
      <text:p text:style-name="P56"><text:tab/></text:p>
      <text:p text:style-name="P20"><text:span text:style-name="T7"><text:tab/></text:span><text:span text:style-name="T5">За час практики я багато чому навчилась та дізналась багато нового, почула багато цікавої інформації.</text:span></text:p>
      <text:p text:style-name="P19"><text:span text:style-name="T5"><text:tab/>Я сповна оцінила переваги вільного програмного забезпечення, зокрема операційних систем, їх</text:span><text:span text:style-name="T6">ню</text:span><text:span text:style-name="T5"> швидкість обробки інформації і надійність, стійкість до вірусів, <text:s/>вартість </text:span><text:span text:style-name="T6">та доступність.</text:span></text:p>
      <text:p text:style-name="P53"><text:tab/>Також я виконувала різні цікаві завдання, здобуваючи таким чином навики роботи в <text:s text:c="2"/>новій для мене <text:s/>операційній <text:s/>системі.</text:p>
      <text:p text:style-name="P54"><text:tab/>Вважаю, що з поставленими переді мною завданнями в більшій мірі <text:span text:style-name="T52">впора</text:span>ла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Serif-Bold1" svg:font-family="LiberationSerif-Bold"/>
    <style:font-face style:name="LiberationSerif-Regular1" svg:font-family="LiberationSerif-Regular"/>
    <style:font-face style:name="OpenSymbol" svg:font-family="OpenSymbol"/>
    <style:font-face style:name="Tahoma1" svg:font-family="Tahoma"/>
    <style:font-face style:name="LiberationSerif-Bold" svg:font-family="LiberationSerif-Bold" style:font-family-generic="roman"/>
    <style:font-face style:name="LiberationSerif-Regular" svg:font-family="LiberationSerif-Regular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Contents_20__28_user_29_" style:display-name="List Contents (user)" style:family="paragraph" style:parent-style-name="Standard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1e37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2T11:55:18.42</meta:creation-date>
    <dc:date>2011-07-21T09:08:02.95</dc:date>
    <meta:editing-duration>PT16H57M08S</meta:editing-duration>
    <meta:editing-cycles>17</meta:editing-cycles>
    <meta:generator>OpenOffice.org/3.2$Win32 OpenOffice.org_project/320m19$Build-9505</meta:generator>
    <meta:print-date>2011-07-21T09:04:20.82</meta:print-date>
    <meta:document-statistic meta:table-count="0" meta:image-count="12" meta:object-count="0" meta:page-count="15" meta:paragraph-count="218" meta:word-count="1351" meta:character-count="10583"/>
  </office:meta>
</office:document-meta>
</file>